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000000345A1B0AC30478A3B38.png" manifest:media-type="image/png"/>
  <manifest:file-entry manifest:full-path="Pictures/10000000000005EB0000030F07411B52BD2F627D.png" manifest:media-type="image/png"/>
  <manifest:file-entry manifest:full-path="Pictures/10000000000005DB00000305A01D888B340A33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432cm" svg:height="15.749cm" svg:x="0.254cm" svg:y="-0.015cm">
          <draw:image xlink:href="Pictures/100000000000067000000345A1B0AC30478A3B3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layer="layout" svg:width="25.194cm" svg:height="9.144cm" svg:x="1.4cm" svg:y="2.91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25.627cm" svg:height="13.971cm" svg:x="0.789cm" svg:y="1.015cm">
          <draw:image xlink:href="Pictures/10000000000005EB0000030F07411B52BD2F62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162cm" svg:height="15.598cm" svg:x="0.762cm" svg:y="0.136cm">
          <draw:image xlink:href="Pictures/10000000000005DB00000305A01D888B340A333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09:25:29.609000000</meta:creation-date>
    <dc:date>2020-05-29T09:33:59.934000000</dc:date>
    <meta:editing-duration>PT8M30S</meta:editing-duration>
    <meta:editing-cycles>3</meta:editing-cycles>
    <meta:generator>LibreOffice/6.0.7.3$Windows_X86_64 LibreOffice_project/dc89aa7a9eabfd848af146d5086077aeed2ae4a5</meta:generator>
    <meta:document-statistic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5cm" svg:height="9.145cm" xlink:href="." xlink:type="simple" chart:class="chart:bar" chart:style-name="ch1">
        <chart:legend chart:legend-position="end" svg:x="22.985cm" svg:y="3.775cm" style:legend-expansion="high" chart:style-name="ch2"/>
        <chart:plot-area chart:style-name="ch3" chart:data-source-has-labels="both" svg:x="0.503cm" svg:y="0.182cm" svg:width="21.979cm" svg:height="8.781cm">
          <chartooo:coordinate-region svg:x="1.124cm" svg:y="0.381cm" svg:width="21.358cm" svg:height="7.9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